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numGothic" svg:font-family="NanumGothic" style:font-family-generic="roman" style:font-pitch="variable"/>
    <style:font-face style:name="Liberation Sans" svg:font-family="'Liberation Sans'" style:font-family-generic="swiss" style:font-pitch="variable"/>
    <style:font-face style:name="NanumGothic1" svg:font-family="NanumGothic" style:font-adornments="Regular"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in" fo:margin-bottom="0in" style:contextual-spacing="false" fo:line-height="100%" fo:text-align="justify" style:justify-single-word="false" fo:orphans="0" fo:widows="0"/>
      <style:text-properties style:font-name="NanumGothic" fo:font-size="12pt" fo:font-weight="bold" style:letter-kerning="true" style:font-name-asian="Times New Roman" style:font-size-asian="12pt" style:language-asian="zh" style:country-asian="CN" style:font-weight-asian="bold" style:font-size-complex="12pt" style:language-complex="hi" style:country-complex="IN" style:font-weight-complex="bold"/>
    </style:style>
    <style:style style:name="P3" style:family="paragraph" style:parent-style-name="Standard">
      <style:paragraph-properties fo:margin-top="0in" fo:margin-bottom="0in" style:contextual-spacing="false" fo:line-height="100%" fo:text-align="center" style:justify-single-word="false" fo:orphans="0" fo:widows="0"/>
      <style:text-properties style:font-name="NanumGothic" fo:font-size="12pt" fo:font-weight="bold" style:letter-kerning="true" style:font-name-asian="Times New Roman" style:font-size-asian="12pt" style:language-asian="zh" style:country-asian="CN" style:font-weight-asian="bold" style:font-size-complex="12pt" style:language-complex="hi" style:country-complex="IN" style:font-weight-complex="bold"/>
    </style:style>
    <style:style style:name="P4" style:family="paragraph" style:parent-style-name="Standard">
      <style:paragraph-properties fo:margin-top="0in" fo:margin-bottom="0in" style:contextual-spacing="false" fo:line-height="100%" fo:text-align="justify" style:justify-single-word="false" fo:orphans="0" fo:widows="0"/>
      <style:text-properties style:font-name="NanumGothic" fo:font-size="12pt" fo:language="en" fo:country="US" fo:font-weight="bold" style:letter-kerning="true" style:font-name-asian="Times New Roman" style:font-size-asian="12pt" style:language-asian="zh" style:country-asian="CN" style:font-weight-asian="bold" style:font-size-complex="12pt" style:language-complex="hi" style:country-complex="IN" style:font-weight-complex="bold"/>
    </style:style>
    <style:style style:name="P5" style:family="paragraph" style:parent-style-name="Standard">
      <style:paragraph-properties fo:margin-top="0in" fo:margin-bottom="0in" style:contextual-spacing="false" fo:line-height="100%" fo:text-align="justify" style:justify-single-word="false" fo:orphans="0" fo:widows="0"/>
      <style:text-properties style:font-name="NanumGothic" fo:font-size="12pt" fo:language="en" fo:country="US" style:letter-kerning="true" style:font-name-asian="Times New Roman" style:font-size-asian="12pt" style:language-asian="zh" style:country-asian="CN" style:font-size-complex="12pt" style:language-complex="hi" style:country-complex="IN"/>
    </style:style>
    <style:style style:name="P6" style:family="paragraph" style:parent-style-name="Standard">
      <style:paragraph-properties fo:margin-top="0in" fo:margin-bottom="0in" style:contextual-spacing="false" fo:line-height="100%" fo:text-align="justify" style:justify-single-word="false" fo:orphans="0" fo:widows="0"/>
      <style:text-properties style:font-name="NanumGothic" fo:font-size="12pt" style:letter-kerning="true" style:font-name-asian="Times New Roman" style:font-size-asian="12pt" style:language-asian="zh" style:country-asian="CN" style:font-size-complex="12pt" style:language-complex="hi" style:country-complex="IN"/>
    </style:style>
    <style:style style:name="P7" style:family="paragraph" style:parent-style-name="Standard">
      <style:paragraph-properties fo:margin-top="0in" fo:margin-bottom="0in" style:contextual-spacing="false" fo:line-height="100%" fo:text-align="justify" style:justify-single-word="false" fo:orphans="0" fo:widows="0"/>
      <style:text-properties style:font-name="NanumGothic" fo:font-size="24pt" fo:font-weight="bold" style:letter-kerning="true" style:font-name-asian="Times New Roman" style:font-size-asian="24pt" style:language-asian="zh" style:country-asian="CN" style:font-weight-asian="bold" style:font-size-complex="12pt" style:language-complex="hi" style:country-complex="IN" style:font-weight-complex="bold"/>
    </style:style>
    <style:style style:name="P8" style:family="paragraph" style:parent-style-name="Standard">
      <style:paragraph-properties fo:margin-top="0in" fo:margin-bottom="0in" style:contextual-spacing="false" fo:line-height="100%" fo:text-align="center" style:justify-single-word="false" fo:orphans="0" fo:widows="0"/>
      <style:text-properties style:font-name="NanumGothic" fo:font-size="24pt" fo:font-weight="bold" style:letter-kerning="true" style:font-name-asian="Times New Roman" style:font-size-asian="24pt" style:language-asian="zh" style:country-asian="CN" style:font-weight-asian="bold" style:font-size-complex="12pt" style:language-complex="hi" style:country-complex="IN" style:font-weight-complex="bold"/>
    </style:style>
    <style:style style:name="P9" style:family="paragraph" style:parent-style-name="Standard">
      <style:paragraph-properties fo:margin-top="0in" fo:margin-bottom="0in" style:contextual-spacing="false" fo:line-height="100%" fo:text-align="center" style:justify-single-word="false" fo:orphans="0" fo:widows="0"/>
      <style:text-properties style:font-name="NanumGothic" fo:font-size="14pt" fo:font-weight="bold" style:letter-kerning="true" style:font-name-asian="Times New Roman" style:font-size-asian="14pt" style:language-asian="zh" style:country-asian="CN" style:font-weight-asian="bold" style:font-size-complex="12pt" style:language-complex="hi" style:country-complex="IN" style:font-weight-complex="bold"/>
    </style:style>
    <style:style style:name="P10" style:family="paragraph" style:parent-style-name="Standard">
      <style:paragraph-properties fo:margin-top="0in" fo:margin-bottom="0in" style:contextual-spacing="false" fo:line-height="100%" fo:text-align="center" style:justify-single-word="false" fo:orphans="0" fo:widows="0"/>
    </style:style>
    <style:style style:name="P11" style:family="paragraph" style:parent-style-name="Standard">
      <style:paragraph-properties fo:margin-top="0in" fo:margin-bottom="0in" style:contextual-spacing="false" fo:line-height="100%" fo:text-align="justify" style:justify-single-word="false" fo:orphans="0" fo:widows="0"/>
    </style:style>
    <style:style style:name="P12" style:family="paragraph" style:parent-style-name="Standard" style:list-style-name="WWNum1">
      <style:paragraph-properties fo:margin-top="0in" fo:margin-bottom="0in" style:contextual-spacing="false" fo:line-height="100%" fo:text-align="justify" style:justify-single-word="false" fo:orphans="0" fo:widows="0"/>
    </style:style>
    <style:style style:name="P13" style:family="paragraph" style:parent-style-name="Standard">
      <style:paragraph-properties fo:margin-top="0in" fo:margin-bottom="0in" style:contextual-spacing="false" fo:line-height="100%" fo:text-align="justify" style:justify-single-word="false" fo:orphans="0" fo:widows="0"/>
      <style:text-properties style:font-name="Liberation Serif" fo:font-size="12pt" fo:language="en" fo:country="US" style:letter-kerning="true" style:font-name-asian="Times New Roman" style:font-size-asian="12pt" style:language-asian="zh" style:country-asian="CN" style:font-size-complex="12pt" style:language-complex="hi" style:country-complex="IN"/>
    </style:style>
    <style:style style:name="P14" style:family="paragraph" style:parent-style-name="Standard">
      <style:paragraph-properties fo:margin-top="0in" fo:margin-bottom="0in" style:contextual-spacing="false" fo:line-height="100%" fo:text-align="center" style:justify-single-word="false" fo:orphans="0" fo:widows="0"/>
      <style:text-properties fo:font-size="14pt" fo:font-weight="bold" style:font-size-asian="14pt" style:font-weight-asian="bold" style:font-size-complex="14pt" style:font-weight-complex="bold"/>
    </style:style>
    <style:style style:name="P15" style:family="paragraph" style:parent-style-name="Standard" style:master-page-name="Standard">
      <style:paragraph-properties fo:margin-top="0in" fo:margin-bottom="0in" style:contextual-spacing="false" fo:line-height="100%" fo:text-align="justify" style:justify-single-word="false" fo:orphans="0" fo:widows="0" style:page-number="auto"/>
      <style:text-properties style:font-name="NanumGothic" fo:font-size="12pt" fo:font-weight="bold" style:letter-kerning="true" style:font-name-asian="Times New Roman" style:font-size-asian="12pt" style:language-asian="zh" style:country-asian="CN" style:font-weight-asian="bold" style:font-size-complex="12pt" style:language-complex="hi" style:country-complex="IN" style:font-weight-complex="bold"/>
    </style:style>
    <style:style style:name="P16" style:family="paragraph" style:parent-style-name="Standard">
      <style:paragraph-properties fo:margin-left="0in" fo:margin-right="0in" fo:margin-top="0in" fo:margin-bottom="0in" style:contextual-spacing="false" fo:line-height="100%" fo:text-align="center" style:justify-single-word="false" fo:orphans="0" fo:widows="0" fo:text-indent="0.5in" style:auto-text-indent="false"/>
    </style:style>
    <style:style style:name="P17" style:family="paragraph" style:parent-style-name="List_20_Paragraph">
      <style:paragraph-properties fo:margin-top="0in" fo:margin-bottom="0in" style:contextual-spacing="true" fo:line-height="100%" fo:text-align="justify" style:justify-single-word="false" fo:orphans="0" fo:widows="0"/>
    </style:style>
    <style:style style:name="P18" style:family="paragraph" style:parent-style-name="List_20_Paragraph" style:list-style-name="WWNum3">
      <style:paragraph-properties fo:margin-top="0in" fo:margin-bottom="0in" style:contextual-spacing="true" fo:line-height="100%" fo:text-align="justify" style:justify-single-word="false" fo:orphans="0" fo:widows="0"/>
    </style:style>
    <style:style style:name="P19" style:family="paragraph" style:parent-style-name="List_20_Paragraph" style:list-style-name="WWNum4">
      <style:paragraph-properties fo:margin-top="0in" fo:margin-bottom="0in" style:contextual-spacing="true" fo:line-height="100%" fo:text-align="justify" style:justify-single-word="false" fo:orphans="0" fo:widows="0"/>
    </style:style>
    <style:style style:name="P20" style:family="paragraph" style:parent-style-name="List_20_Paragraph" style:list-style-name="WWNum4">
      <style:paragraph-properties fo:margin-top="0in" fo:margin-bottom="0in" style:contextual-spacing="true" fo:line-height="100%" fo:text-align="justify" style:justify-single-word="false" fo:orphans="0" fo:widows="0"/>
      <style:text-properties officeooo:paragraph-rsid="001d8f62"/>
    </style:style>
    <style:style style:name="P21" style:family="paragraph" style:parent-style-name="List_20_Paragraph">
      <style:paragraph-properties fo:margin-top="0in" fo:margin-bottom="0in" style:contextual-spacing="true" fo:line-height="100%" fo:text-align="justify" style:justify-single-word="false" fo:orphans="0" fo:widows="0"/>
      <style:text-properties officeooo:paragraph-rsid="001d8f62"/>
    </style:style>
    <style:style style:name="P22" style:family="paragraph" style:parent-style-name="List_20_Paragraph">
      <style:paragraph-properties fo:margin-top="0in" fo:margin-bottom="0in" style:contextual-spacing="true" fo:line-height="100%" fo:text-align="justify" style:justify-single-word="false" fo:orphans="0" fo:widows="0"/>
      <style:text-properties style:font-name="NanumGothic" fo:font-size="12pt" style:letter-kerning="true" style:font-name-asian="Times New Roman" style:font-size-asian="12pt" style:language-asian="zh" style:country-asian="CN" style:font-size-complex="12pt" style:language-complex="hi" style:country-complex="IN" style:font-weight-complex="bold"/>
    </style:style>
    <style:style style:name="P23" style:family="paragraph" style:parent-style-name="List_20_Paragraph">
      <style:paragraph-properties fo:margin-left="0in" fo:margin-right="0in" fo:margin-top="0in" fo:margin-bottom="0in" style:contextual-spacing="true" fo:line-height="100%" fo:text-align="justify" style:justify-single-word="false" fo:orphans="0" fo:widows="0" fo:text-indent="0in" style:auto-text-indent="false"/>
    </style:style>
    <style:style style:name="P24" style:family="paragraph" style:parent-style-name="List_20_Paragraph">
      <style:paragraph-properties fo:margin-left="0in" fo:margin-right="0in" fo:margin-top="0in" fo:margin-bottom="0in" style:contextual-spacing="true" fo:line-height="100%" fo:text-align="justify" style:justify-single-word="false" fo:orphans="0" fo:widows="0" fo:text-indent="0in" style:auto-text-indent="false"/>
      <style:text-properties officeooo:paragraph-rsid="001d8f62"/>
    </style:style>
    <style:style style:name="P25" style:family="paragraph" style:parent-style-name="Frame_20_contents">
      <style:paragraph-properties fo:margin-top="0in" fo:margin-bottom="0in" style:contextual-spacing="false"/>
    </style:style>
    <style:style style:name="P26" style:family="paragraph" style:parent-style-name="Frame_20_contents">
      <style:paragraph-properties fo:margin-top="0in" fo:margin-bottom="0in" style:contextual-spacing="false" fo:line-height="100%"/>
    </style:style>
    <style:style style:name="P27" style:family="paragraph" style:parent-style-name="Frame_20_contents">
      <style:paragraph-properties fo:margin-top="0in" fo:margin-bottom="0in" style:contextual-spacing="false" fo:line-height="100%"/>
      <style:text-properties style:font-name="Courier New" fo:font-size="10pt" style:font-size-asian="10pt" style:font-name-complex="Courier New2"/>
    </style:style>
    <style:style style:name="P28" style:family="paragraph" style:parent-style-name="Frame_20_contents">
      <style:paragraph-properties fo:margin-left="0in" fo:margin-right="0in" fo:margin-top="0in" fo:margin-bottom="0in" style:contextual-spacing="false" fo:text-indent="0.5in" style:auto-text-indent="false"/>
    </style:style>
    <style:style style:name="P29" style:family="paragraph" style:parent-style-name="Frame_20_contents">
      <style:paragraph-properties fo:margin-left="1in" fo:margin-right="0in" fo:margin-top="0in" fo:margin-bottom="0in" style:contextual-spacing="false" fo:text-indent="0.5in" style:auto-text-indent="false"/>
    </style:style>
    <style:style style:name="T1" style:family="text">
      <style:text-properties style:font-name="NanumGothic" fo:font-size="24pt" fo:font-weight="bold" style:letter-kerning="true" style:font-name-asian="Times New Roman" style:font-size-asian="24pt" style:language-asian="zh" style:country-asian="CN" style:font-weight-asian="bold" style:font-size-complex="12pt" style:language-complex="hi" style:country-complex="IN" style:font-weight-complex="bold"/>
    </style:style>
    <style:style style:name="T2" style:family="text">
      <style:text-properties style:font-name="NanumGothic" fo:font-size="14pt" fo:font-weight="bold" style:letter-kerning="true" style:font-name-asian="Times New Roman" style:font-size-asian="14pt" style:language-asian="zh" style:country-asian="CN" style:font-weight-asian="bold" style:font-size-complex="12pt" style:language-complex="hi" style:country-complex="IN" style:font-weight-complex="bold"/>
    </style:style>
    <style:style style:name="T3" style:family="text">
      <style:text-properties style:font-name="NanumGothic" fo:font-size="12pt" fo:font-weight="bold" style:letter-kerning="true" style:font-name-asian="Times New Roman" style:font-size-asian="12pt" style:language-asian="zh" style:country-asian="CN" style:font-weight-asian="bold" style:font-size-complex="12pt" style:language-complex="hi" style:country-complex="IN" style:font-weight-complex="bold"/>
    </style:style>
    <style:style style:name="T4" style:family="text">
      <style:text-properties style:font-name="NanumGothic" fo:font-size="12pt" style:letter-kerning="true" style:font-name-asian="Times New Roman" style:font-size-asian="12pt" style:language-asian="zh" style:country-asian="CN" style:font-size-complex="12pt" style:language-complex="hi" style:country-complex="IN"/>
    </style:style>
    <style:style style:name="T5" style:family="text">
      <style:text-properties style:font-name="NanumGothic" fo:font-size="12pt" style:letter-kerning="true" style:font-name-asian="Times New Roman" style:font-size-asian="12pt" style:language-asian="zh" style:country-asian="CN" style:font-size-complex="12pt" style:language-complex="hi" style:country-complex="IN" style:font-weight-complex="bold"/>
    </style:style>
    <style:style style:name="T6" style:family="text">
      <style:text-properties style:font-name="NanumGothic" fo:font-size="12pt" fo:language="en" fo:country="US" fo:font-weight="bold" style:letter-kerning="true" style:font-name-asian="Times New Roman" style:font-size-asian="12pt" style:language-asian="zh" style:country-asian="CN" style:font-weight-asian="bold" style:font-size-complex="12pt" style:language-complex="hi" style:country-complex="IN"/>
    </style:style>
    <style:style style:name="T7" style:family="text">
      <style:text-properties style:font-name="NanumGothic" fo:font-size="12pt" fo:language="en" fo:country="US" fo:font-weight="bold" style:letter-kerning="true" style:font-name-asian="Times New Roman" style:font-size-asian="12pt" style:language-asian="zh" style:country-asian="CN" style:font-weight-asian="bold" style:font-size-complex="12pt" style:language-complex="hi" style:country-complex="IN" style:font-weight-complex="bold"/>
    </style:style>
    <style:style style:name="T8" style:family="text">
      <style:text-properties style:font-name="NanumGothic" fo:font-size="12pt" fo:language="en" fo:country="US" style:letter-kerning="true" style:font-name-asian="Times New Roman" style:font-size-asian="12pt" style:language-asian="zh" style:country-asian="CN" style:font-size-complex="12pt" style:language-complex="hi" style:country-complex="IN"/>
    </style:style>
    <style:style style:name="T9" style:family="text">
      <style:text-properties style:font-name="NanumGothic" fo:font-weight="bold" style:letter-kerning="true" style:font-name-asian="Times New Roman" style:language-asian="zh" style:country-asian="CN" style:font-weight-asian="bold" style:language-complex="hi" style:country-complex="IN" style:font-weight-complex="bold"/>
    </style:style>
    <style:style style:name="T10" style:family="text">
      <style:text-properties style:font-name="NanumGothic" style:letter-kerning="true" style:font-name-asian="Times New Roman" style:language-asian="zh" style:country-asian="CN" style:language-complex="hi" style:country-complex="IN"/>
    </style:style>
    <style:style style:name="T11" style:family="text">
      <style:text-properties style:font-name="Courier New" style:font-name-complex="Courier New2"/>
    </style:style>
    <style:style style:name="T12" style:family="text">
      <style:text-properties style:font-name="Courier New" fo:font-size="10pt" style:font-size-asian="10pt" style:font-name-complex="Courier New2"/>
    </style:style>
    <style:style style:name="T13" style:family="text">
      <style:text-properties style:font-name="Liberation Serif" fo:font-size="12pt" fo:language="en" fo:country="US" style:letter-kerning="true" style:font-name-asian="Times New Roman" style:font-size-asian="12pt" style:language-asian="zh" style:country-asian="CN" style:font-size-complex="12pt" style:language-complex="hi" style:country-complex="IN"/>
    </style:style>
    <style:style style:name="T14" style:family="text">
      <style:text-properties style:font-name="Liberation Serif" fo:font-size="9pt" fo:language="en" fo:country="US" style:letter-kerning="true" style:font-name-asian="Times New Roman" style:font-size-asian="9pt" style:language-asian="zh" style:country-asian="CN" style:font-size-complex="12pt" style:language-complex="hi" style:country-complex="IN"/>
    </style:style>
    <style:style style:name="fr1" style:family="graphic" style:parent-style-name="Frame">
      <style:graphic-properties fo:margin-left="0.1252in" fo:margin-right="0.1252in" fo:margin-top="0.05in" fo:margin-bottom="0.05in" style:run-through="foreground" style:wrap="parallel"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Frame">
      <style:graphic-properties fo:margin-left="0.1252in" fo:margin-right="0.1252in" fo:margin-top="0.05in" fo:margin-bottom="0.05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3" style:family="graphic" style:parent-style-name="Frame">
      <style:graphic-properties fo:margin-left="0.1252in" fo:margin-right="0.1252in" fo:margin-top="0.05in" fo:margin-bottom="0.05in" style:run-through="foreground" style:wrap="none"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2"/>
      <text:p text:style-name="P7"/>
      <text:p text:style-name="P10"><text:span text:style-name="T1">LAPORAN PRAKTIKUM</text:span></text:p>
      <text:p text:style-name="P8"/>
      <text:p text:style-name="P10"><text:span text:style-name="T1">SISTEM OPERASI #2</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pan text:style-name="T2">Kelompok 18 ­ Sistem Operasi E</text:span></text:p>
      <text:p text:style-name="P9"/>
      <text:p text:style-name="P10"><text:span text:style-name="T2">Sita Nurjayanti <text:tab/><text:tab/><text:tab/>5114100019</text:span></text:p>
      <text:p text:style-name="P9"/>
      <text:p text:style-name="P10"><text:span text:style-name="T2">Sabila Malahati Arnindya <text:s text:c="2"/><text:tab/></text:span><text:bookmark text:name="_GoBack"/><text:span text:style-name="T2">5114100034</text:span></text:p>
      <text:p text:style-name="P8"/>
      <text:p text:style-name="P8"/>
      <text:p text:style-name="P16"><text:span text:style-name="T2">Teknik Informatika</text:span></text:p>
      <text:p text:style-name="P16"><text:span text:style-name="T2">Institut Teknologi Sepuluh Nopember</text:span></text:p>
      <text:p text:style-name="P16"><text:span text:style-name="T2">2015/2016</text:span></text:p>
      <text:p text:style-name="P3"/>
      <text:p text:style-name="P14"><text:soft-page-break/><text:span text:style-name="T10">Membuat Sebuah Shell</text:span></text:p>
      <text:p text:style-name="P14"><text:span text:style-name="T10"/></text:p>
      <text:p text:style-name="P11"><text:span text:style-name="T5">Shell yang dibuat berikut memiliki beberapa syarat-syarat khusus, di antaranya:</text:span></text:p>
      <text:list xml:id="list3467836475432100107" text:style-name="WWNum3">
        <text:list-item>
          <text:p text:style-name="P18"><text:span text:style-name="T5">Bisa berpindah direktori aktif </text:span></text:p>
        </text:list-item>
        <text:list-item>
          <text:p text:style-name="P18"><text:span text:style-name="T5">Bisa menjalankan perintah-perintah yang ada di /bin dan /usr/bin</text:span></text:p>
        </text:list-item>
        <text:list-item>
          <text:p text:style-name="P18"><text:span text:style-name="T5">Tidak berhenti ketika ditekan ctrl-C &amp; ctrl-Z</text:span></text:p>
        </text:list-item>
        <text:list-item>
          <text:p text:style-name="P18"><text:span text:style-name="T5">Otomatis logout/keluar ketika menekan ctrl-D</text:span></text:p>
        </text:list-item>
        <text:list-item>
          <text:p text:style-name="P18"><text:span text:style-name="T5">Bisa menjalankan beberapa perintah secara background jika perintah diakhiri dengan ampersand (&amp;)</text:span></text:p>
        </text:list-item>
        <text:list-item>
          <text:p text:style-name="P18"><text:span text:style-name="T5">Dilarang menggunakan fungsi system</text:span></text:p>
        </text:list-item>
        <text:list-item>
          <text:p text:style-name="P18"><text:span text:style-name="T5"/></text:p>
        </text:list-item>
      </text:list>
      <text:p text:style-name="P11"><text:span text:style-name="T5">Berikut langkah-langkah untuk membuat shell dengan syarat di atas:</text:span></text:p>
      <text:list xml:id="list7965845546460754548" text:style-name="WWNum4">
        <text:list-item>
          <text:p text:style-name="P19"><text:span text:style-name="T5">Dalam fungsi main, kita mengambil nama komputer yang sedang dipakai dan </text:span><draw:frame draw:style-name="fr1" text:anchor-type="char" svg:x="0.3736in" svg:y="0.8189in" svg:width="6.1783in" draw:z-index="0"><draw:text-box fo:min-height="0.8437in"><text:p text:style-name="P26"><text:span text:style-name="T11">gethostname(namakomputer,50);</text:span></text:p><text:p text:style-name="P26"><text:span text:style-name="T11">getcwd(direktori,50);</text:span></text:p><text:p text:style-name="P26"><text:span text:style-name="T11">printf("%s@%s:~%s$ ", getenv("LOGNAME"), namakomputer, direktori);</text:span></text:p></draw:text-box></draw:frame><text:span text:style-name="T5">direktori yg sedang aktif dengan perintah gethostname dan getcwd untuk ditampilkan dalam shell.</text:span></text:p>
        </text:list-item>
      </text:list>
      <text:p text:style-name="P21"/>
      <text:list xml:id="list92520811460788" text:continue-numbering="true" text:style-name="WWNum4">
        <text:list-item>
          <text:p text:style-name="P20"><text:span text:style-name="T5">Mendeklarasikan signal handler agar tidak terinterup ketika menekan ctrl-C dan tidak berhenti ketika menekan ctrl-Z.</text:span></text:p>
        </text:list-item>
      </text:list>
      <text:p text:style-name="P24"><draw:frame draw:style-name="fr1" text:anchor-type="char" svg:x="0.3744in" svg:y="0.0563in" svg:width="6.1752in" draw:z-index="1"><draw:text-box fo:min-height="0.5673in"><text:p text:style-name="P26"><text:span text:style-name="T11">signal(SIGINT, sigfunc);</text:span></text:p><text:p text:style-name="P26"><text:span text:style-name="T11">signal(SIGTSTP, sigfunc);</text:span></text:p></draw:text-box></draw:frame></text:p>
      <text:p text:style-name="P17"><text:span text:style-name="T5">Adapun fungsi sigfunc adalah sebagai berikut</text:span></text:p>
      <text:p text:style-name="P23"><draw:frame draw:style-name="fr1" text:anchor-type="char" svg:x="-0.0291in" svg:y="0.1799in" svg:width="7.2925in" draw:z-index="15"><draw:text-box fo:min-height="0.7181in"><text:p text:style-name="P25"><text:span text:style-name="T11">void sigfunc(){</text:span></text:p><text:p text:style-name="P25"><text:span text:style-name="T11">fprintf(stderr, "\n%s@%s:~%s$ ", getenv("LOGNAME"), namakomputer, direktori);</text:span></text:p><text:p text:style-name="P25"><text:span text:style-name="T11">}</text:span></text:p></draw:text-box></draw:frame></text:p>
      <text:p text:style-name="P23"/>
      <text:list xml:id="list92521491297771" text:continue-numbering="true" text:style-name="WWNum4">
        <text:list-item>
          <text:p text:style-name="P19"><text:span text:style-name="T5">Memasukkan perintah yang diinginkan. Ada beberapa kondisi yang harus diperhatikan dalam menjalankan perintah:</text:span></text:p>
        </text:list-item>
      </text:list>
      <text:list xml:id="list92521880134095" text:continue-list="list3467836475432100107" text:style-name="WWNum3">
        <text:list-item>
          <text:list>
            <text:list-item>
              <text:p text:style-name="P18"><text:span text:style-name="T5">Apabila perintah yang dimasukkan sama dengan NULL maka outputnya adalah enter.</text:span></text:p>
            </text:list-item>
            <text:list-item>
              <text:p text:style-name="P18"><text:span text:style-name="T5">Apabila di akhir perintah adalah enter maka akhir perintah dijadikan NULL.</text:span></text:p>
            </text:list-item>
            <text:list-item>
              <text:p text:style-name="P18"><text:span text:style-name="T5">Untuk mengecek suatu perintah, dapat dicari dengan melihat substring dari input perintah dengan menggungakan strtok dengan delimiter spasi.</text:span></text:p>
            </text:list-item>
            <text:list-item>
              <text:p text:style-name="P18"><text:span text:style-name="T5">Setelah itu, masuk ke fungsi execute.</text:span></text:p>
            </text:list-item>
          </text:list>
        </text:list-item>
      </text:list>
      <text:p text:style-name="P22"><draw:frame draw:style-name="fr1" text:anchor-type="char" svg:x="0.0008in" svg:y="0.2417in" svg:width="6.8547in" draw:z-index="2"><draw:text-box fo:min-height="1.5362in"><text:p text:style-name="P25"><text:span text:style-name="T11">if(fgets(perintah,100,stdin) == NULL){</text:span></text:p><text:p text:style-name="P28"><text:span text:style-name="T11">printf("\n");</text:span></text:p><text:p text:style-name="P28"><text:span text:style-name="T11">break;</text:span></text:p><text:p text:style-name="P25"><text:span text:style-name="T11">}</text:span></text:p><text:p text:style-name="P25"><text:span text:style-name="T11">if(perintah[strlen(perintah)-1] == '\n')</text:span></text:p><text:p text:style-name="P25"><text:span text:style-name="T11"><text:s text:c="24"/>perintah[strlen(perintah)-1] = '\0';</text:span></text:p><text:p text:style-name="P25"><text:span text:style-name="T11">subperintah[i] = strtok(perintah, " ");</text:span></text:p><text:p text:style-name="P25"><text:span text:style-name="T11">for(i=1; i&lt;20; i++){</text:span></text:p><text:p text:style-name="P28"><text:span text:style-name="T11">subperintah[i] = strtok(NULL, " ");</text:span></text:p><text:p text:style-name="P28"><text:span text:style-name="T11">if(subperintah[i] == NULL) <text:s text:c="5"/>break;</text:span></text:p><text:p text:style-name="P25"><text:span text:style-name="T11">}</text:span></text:p><text:p text:style-name="P25"><text:span text:style-name="T11">if(execute(subperintah,i) == 0) break;</text:span></text:p></draw:text-box></draw:frame><text:soft-page-break/></text:p>
      <text:p text:style-name="P4"/>
      <text:list xml:id="list92522792824556" text:continue-list="list92521491297771" text:style-name="WWNum4">
        <text:list-item>
          <text:p text:style-name="P19"><text:span text:style-name="T5">Fungsi execute berfungsi untuk menjalankan perintah-perintah yang diinputkan. </text:span></text:p>
        </text:list-item>
      </text:list>
      <text:list xml:id="list92521008115054" text:continue-list="list92521880134095" text:style-name="WWNum3">
        <text:list-item>
          <text:list>
            <text:list-item>
              <text:p text:style-name="P18"><text:span text:style-name="T5">Apabila yang diinput adalah perintah cd, maka dicek terlebih dahulu apakah user menginput perintah cd saja atau diikuti dengan nama direktori. Apabila perintah yang diinput adalah cd saja maka program akan menampilkan “cd: No argument”. Jika user menginput perintah cd dan diikutin dengan nama direktori maka program akan membuka direktori tersebut dengan fungsi chdir yaitu fungsi dalam bahasa C yang membuka direktori tertentu.</text:span></text:p>
            </text:list-item>
            <text:list-item>
              <text:p text:style-name="P18"><text:span text:style-name="T5">Apabila perintah yang diinput selain cd, program akan melakukan forking, jika forking berhasil, program akan mengecek terlebih dahulu apakah perintah tersebut diikuti dengan ampersand (&amp;) atau tidak. Jika iya, maka perintah tersebut akan berjalan di background dengan menampilkan pid dari child. Jika tidak ada ampersand, maka perintah akan berjalan seperti biasa dengan memanggil fungsi execvp dan memanggil fungsi waitpid untuk menunggu proses anak selesai dijalankan. Jika forking tidak berhasil, maka program akan menampilkan notifikasi “ERROR”. </text:span></text:p>
            </text:list-item>
          </text:list>
        </text:list-item>
      </text:list>
      <text:p text:style-name="P2"/>
      <text:p text:style-name="P4"/>
      <text:p text:style-name="P4"><draw:frame draw:style-name="fr1" text:anchor-type="char" svg:x="0.0008in" svg:y="0.2417in" svg:width="6.8547in" draw:z-index="3"><draw:text-box fo:min-height="1.5362in"><text:p text:style-name="P25"><text:span text:style-name="T11">int execute(char** subperintah, int i){</text:span></text:p><text:p text:style-name="P25"><text:span text:style-name="T11"><text:s text:c="8"/>if(strcmp(subperintah[0], "cd") == 0){</text:span></text:p><text:p text:style-name="P25"><text:span text:style-name="T11"><text:s text:c="16"/>if(subperintah[1] == NULL)</text:span></text:p><text:p text:style-name="P25"><text:span text:style-name="T11"><text:s text:c="24"/>fprintf(stderr, "cd: No argument");</text:span></text:p><text:p text:style-name="P25"><text:span text:style-name="T11"><text:s text:c="16"/>else if(chdir(subperintah[1]) != 0)</text:span></text:p><text:p text:style-name="P25"><text:span text:style-name="T11"><text:s text:c="24"/>fprintf(stderr,"cd: No such file or directory\n");</text:span></text:p><text:p text:style-name="P25"><text:span text:style-name="T11"><text:s text:c="16"/>return 1;</text:span></text:p><text:p text:style-name="P25"><text:span text:style-name="T11"><text:s text:c="8"/>}</text:span></text:p><text:p text:style-name="P25"><text:span text:style-name="T11"><text:s text:c="8"/>else {</text:span></text:p><text:p text:style-name="P25"><text:span text:style-name="T11"><text:s text:c="16"/>int background = 0, j;</text:span></text:p><text:p text:style-name="P25"><text:span text:style-name="T11"><text:s text:c="16"/>if(strcmp(subperintah[i-1],"&amp;") == 0){ </text:span></text:p><text:p text:style-name="P25"><text:span text:style-name="T11"><text:s text:c="24"/>background = 1;</text:span></text:p><text:p text:style-name="P25"><text:span text:style-name="T11"><text:s text:c="24"/>counter=counter+1;</text:span></text:p><text:p text:style-name="P25"><text:span text:style-name="T11"><text:s text:c="16"/>}</text:span></text:p><text:p text:style-name="P25"><text:span text:style-name="T11"><text:s text:c="16"/>pid_t pid = fork();</text:span></text:p><text:p text:style-name="P25"><text:span text:style-name="T11"><text:s text:c="16"/>if(pid == 0){</text:span></text:p><text:p text:style-name="P25"><text:span text:style-name="T11"><text:s text:c="24"/>if(background == 1){</text:span></text:p><text:p text:style-name="P25"><text:span text:style-name="T11"><text:s text:c="32"/>//counter=counter+1;</text:span></text:p><text:p text:style-name="P25"><text:span text:style-name="T11"><text:s text:c="32"/>subperintah[i-1] = NULL;</text:span></text:p><text:p text:style-name="P25"><text:span text:style-name="T11"><text:s text:c="32"/>for (j=counter; j&gt;=(counter-1); j--)</text:span></text:p><text:p text:style-name="P25"><text:span text:style-name="T11"><text:s text:c="32"/>{</text:span></text:p><text:p text:style-name="P25"><text:span text:style-name="T11"><text:s text:c="40"/>if (j==counter) printf("\n[%d] %d\n", j, getpid());</text:span></text:p><text:p text:style-name="P25"><text:span text:style-name="T11"><text:s text:c="40"/>else if (j!=0) printf("[%d] Done\n", j);</text:span></text:p><text:p text:style-name="P25"><text:span text:style-name="T11"><text:s text:c="32"/>}</text:span></text:p><text:p text:style-name="P25"><text:span text:style-name="T11"><text:s text:c="24"/>}</text:span></text:p><text:p text:style-name="P25"><text:span text:style-name="T11"><text:s text:c="24"/>execvp(subperintah[0], subperintah);</text:span></text:p><text:p text:style-name="P25"><text:span text:style-name="T11"><text:s text:c="16"/>return 1;</text:span></text:p><text:p text:style-name="P25"><text:span text:style-name="T11"><text:s text:c="16"/>}</text:span></text:p><text:p text:style-name="P25"><text:span text:style-name="T11"><text:s text:c="16"/>else if(pid&lt;0){</text:span></text:p><text:p text:style-name="P25"><text:span text:style-name="T11"><text:s text:c="24"/>printf("ERROR\n");</text:span></text:p><text:p text:style-name="P25"><text:span text:style-name="T11"><text:s text:c="24"/>return 0;</text:span></text:p><text:p text:style-name="P25"><text:span text:style-name="T11"><text:s text:c="16"/>}</text:span></text:p><text:p text:style-name="P29"><text:span text:style-name="T11">else if(background != 1){</text:span></text:p><text:p text:style-name="P25"><text:span text:style-name="T11"><text:s text:c="24"/>int status;</text:span></text:p><text:p text:style-name="P25"><text:span text:style-name="T11"><text:s text:c="24"/>waitpid(pid,&amp;status,0);</text:span></text:p><text:p text:style-name="P25"><text:span text:style-name="T11"><text:s text:c="16"/>return 1;</text:span></text:p><text:p text:style-name="P25"><text:span text:style-name="T11"><text:s text:c="16"/>}</text:span></text:p><text:p text:style-name="P25"><text:span text:style-name="T11"><text:s text:c="8"/>}</text:span></text:p><text:p text:style-name="P25"><text:span text:style-name="T11">}</text:span></text:p></draw:text-box></draw:frame><text:soft-page-break/></text:p>
      <text:p text:style-name="P4"/>
      <text:p text:style-name="P4"/>
      <text:p text:style-name="P4"/>
      <text:p text:style-name="P4"/>
      <text:p text:style-name="P4"/>
      <text:p text:style-name="P4"/>
      <text:p text:style-name="P11"><text:soft-page-break/><text:span text:style-name="T7">Mencari Bilangan Prima kurang dari n</text:span></text:p>
      <text:p text:style-name="P11"><text:span text:style-name="T8">Dalam mencari bilangan prima, kita harus mengecek faktor-faktor dari suatu bilangan. Bilangan prima adalah bilangan yang hanya memiliki 2 faktor yaitu 1 dan bilangan itu sendiri. Cara mengecek faktor-faktornya yaitu:</text:span></text:p>
      <text:p text:style-name="P11"><text:span text:style-name="T8">- Membuat looping agar dapat mengecek setiap bilangan sampai n-1.</text:span></text:p>
      <text:p text:style-name="P11"><text:span text:style-name="T8">- Dalam looping, setiap bilangan dicek dengan cara dimod atau melihat sisa pembagian. Apabila hasil modnya adalah 0, maka faktornya bertambah.</text:span></text:p>
      <text:p text:style-name="P11"><text:span text:style-name="T8">- Setelah semua bilangan diperiksa, kita menghitung jumlah faktornya, apabila terdapat 2 faktor maka bilangan tersebut adalah bilangan prima dan counter untuk menghitung jumlah bilangan prima kurang dari n.</text:span></text:p>
      <text:p text:style-name="P11"><text:span text:style-name="T8">Langkah-langkah di atas merupakan cara mencari bilangan prima tanpa menggunakan thread. Apabila kita menggunakan multihread maka operasi akan berjalan lebih cepat karena program tidak perlu mengecek setiap bilangan satu per satu, tapi mengecek setiap bilangan secara bersamaan.</text:span><draw:frame draw:style-name="fr2" text:anchor-type="char" svg:x="0.0008in" svg:y="0.9327in" svg:width="6.9035in" draw:z-index="4"><draw:text-box fo:min-height="1.5362in"><text:p text:style-name="P26"><text:span text:style-name="T12">#include&lt;stdio.h&gt;</text:span></text:p><text:p text:style-name="P26"><text:span text:style-name="T12">#include&lt;pthread.h&gt;</text:span></text:p><text:p text:style-name="P26"><text:span text:style-name="T12">#include&lt;stdlib.h&gt;</text:span></text:p><text:p text:style-name="P26"><text:span text:style-name="T12">struct prime</text:span></text:p><text:p text:style-name="P26"><text:span text:style-name="T12">{</text:span></text:p><text:p text:style-name="P26"><text:span text:style-name="T12"><text:tab/>int bil;</text:span></text:p><text:p text:style-name="P26"><text:span text:style-name="T12"><text:tab/>int* total;</text:span></text:p><text:p text:style-name="P26"><text:span text:style-name="T12">};</text:span></text:p><text:p text:style-name="P26"><text:span text:style-name="T12">int total=0;</text:span></text:p><text:p text:style-name="P26"><text:span text:style-name="T12">void *prima (void *args)</text:span></text:p><text:p text:style-name="P26"><text:span text:style-name="T12">{</text:span></text:p><text:p text:style-name="P26"><text:span text:style-name="T12"><text:tab/>int j, factor;</text:span></text:p><text:p text:style-name="P26"><text:span text:style-name="T12"><text:tab/>struct prime* thread=(struct prime*)args;</text:span></text:p><text:p text:style-name="P26"><text:span text:style-name="T12"><text:tab/>factor=0;</text:span></text:p><text:p text:style-name="P26"><text:span text:style-name="T12"><text:tab/>for (j=1; j&lt;=(thread-&gt;bil); j++)</text:span></text:p><text:p text:style-name="P26"><text:span text:style-name="T12"><text:tab/>{</text:span></text:p><text:p text:style-name="P26"><text:span text:style-name="T12"><text:tab/><text:tab/>if ((thread-&gt;bil)%j==0) factor++;</text:span></text:p><text:p text:style-name="P26"><text:span text:style-name="T12"><text:tab/>}</text:span></text:p><text:p text:style-name="P26"><text:span text:style-name="T12"><text:tab/>if (factor==2)</text:span></text:p><text:p text:style-name="P26"><text:span text:style-name="T12"><text:tab/>{</text:span></text:p><text:p text:style-name="P26"><text:span text:style-name="T12"><text:tab/><text:tab/>*(thread-&gt;total)=*(thread-&gt;total)+1;</text:span></text:p><text:p text:style-name="P26"><text:span text:style-name="T12"><text:tab/><text:tab/>total++;</text:span></text:p><text:p text:style-name="P26"><text:span text:style-name="T12"><text:tab/>}</text:span></text:p><text:p text:style-name="P26"><text:span text:style-name="T12">}</text:span></text:p><text:p text:style-name="P27"/><text:p text:style-name="P26"><text:span text:style-name="T12">void main()</text:span></text:p><text:p text:style-name="P26"><text:span text:style-name="T12">{</text:span></text:p><text:p text:style-name="P26"><text:span text:style-name="T12"><text:tab/>int i, n, total=0;</text:span></text:p><text:p text:style-name="P26"><text:span text:style-name="T12"><text:tab/>scanf("%d", &amp;n);</text:span></text:p><text:p text:style-name="P26"><text:span text:style-name="T12"><text:tab/>pthread_t *t1=(pthread_t*)malloc(sizeof(pthread_t)*(n+1));</text:span></text:p><text:p text:style-name="P26"><text:span text:style-name="T12"><text:tab/>struct prime *p=(struct prime*)malloc(sizeof(struct prime)*(n+1));</text:span></text:p><text:p text:style-name="P26"><text:span text:style-name="T12"><text:tab/>for (i=2; i&lt;n; i++)</text:span></text:p><text:p text:style-name="P26"><text:span text:style-name="T12"><text:tab/>{</text:span></text:p><text:p text:style-name="P26"><text:span text:style-name="T12"><text:tab/><text:tab/>p[i].bil=i;</text:span></text:p><text:p text:style-name="P26"><text:span text:style-name="T12"><text:tab/><text:tab/>p[i].total=&amp;total;</text:span></text:p><text:p text:style-name="P26"><text:span text:style-name="T12"><text:tab/><text:tab/>pthread_create(&amp;t1[i], NULL, prima, &amp;p[i]);</text:span></text:p><text:p text:style-name="P26"><text:span text:style-name="T12"><text:tab/>}</text:span></text:p><text:p text:style-name="P27"/><text:p text:style-name="P26"><text:span text:style-name="T12"><text:tab/>for(i=2; i&lt;n; i++)</text:span></text:p><text:p text:style-name="P26"><text:span text:style-name="T12"><text:tab/>{</text:span></text:p><text:p text:style-name="P26"><text:span text:style-name="T12"><text:tab/><text:tab/>pthread_join(t1[i], NULL);</text:span></text:p><text:p text:style-name="P26"><text:span text:style-name="T12"><text:tab/>}</text:span></text:p><text:p text:style-name="P26"><text:span text:style-name="T12"><text:tab/>printf("Banyak bilangan prima: %d\n", total);</text:span></text:p><text:p text:style-name="P26"><text:span text:style-name="T12">}</text:span></text:p></draw:text-box></draw:frame></text:p>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text:span text:style-name="T8">Berikut langkah-langkah mencari bilangan prima dengan menggunakan multithread:</text:span></text:p>
      <text:p text:style-name="P13"/>
      <text:p text:style-name="P11"><text:span text:style-name="T8">- Pertama, kita membuat variable t1 bertipe pointer to pthread_t dan membuat struct bernama prime yang berisi variabel bil untuk menyimpan bilangan yang akan dicek dan variabel total untuk menyimpan jumlah bilangan prima yang sudah dihitung.</text:span><draw:frame draw:style-name="fr3" text:anchor-type="char" svg:x="0.0457in" svg:y="0.7134in" svg:width="6.5665in" draw:z-index="5"><draw:text-box fo:min-height="1.5362in"><text:p text:style-name="P26"><text:span text:style-name="T12">struct prime</text:span></text:p><text:p text:style-name="P26"><text:span text:style-name="T12">{</text:span></text:p><text:p text:style-name="P26"><text:span text:style-name="T12"><text:tab/>int bil;</text:span></text:p><text:p text:style-name="P26"><text:span text:style-name="T12"><text:tab/>int* total;</text:span></text:p><text:p text:style-name="P26"><text:span text:style-name="T12">};</text:span></text:p></draw:text-box></draw:frame></text:p>
      <text:p text:style-name="P5"/>
      <text:p text:style-name="P11"><text:span text:style-name="T8">- Mengalokasikan memory untuk struct prime p dan pthread_t t1 sesuai dengan n menggunakan malloc.</text:span></text:p>
      <text:p text:style-name="P5"><draw:frame draw:style-name="fr3" text:anchor-type="char" svg:x="0.0008in" svg:y="0.2425in" svg:width="6.5862in" draw:z-index="6"><draw:text-box fo:min-height="1.5362in"><text:p text:style-name="P25"><text:span text:style-name="T12">pthread_t *t1=(pthread_t*)malloc(sizeof(pthread_t)*(n+1));</text:span></text:p><text:p text:style-name="P25"><text:span text:style-name="T12">struct prime *p=(struct prime*)malloc(sizeof(struct prime)*(n+1));</text:span></text:p></draw:text-box></draw:frame></text:p>
      <text:p text:style-name="P13"/>
      <text:p text:style-name="P11"><text:span text:style-name="T8">- Memasukkan setiap bilangan ke dalam variabel p[i].bil dan p[i].total menunjuk ke alamat variabel total.</text:span></text:p>
      <text:p text:style-name="P5"/>
      <text:p text:style-name="P11"><text:span text:style-name="T8">- Membuat thread dengan fungsi pthread_create dengan isi parameter variabel thread, fungsi thread, dan variabel yang akan diparsing ke dalam fungsi untuk mengecek apakah suatu bilangan merupakan bilangan prima atau bukan. Dalam hal ini, kita memparsing <text:s/>variable struct prime agar dapat mengakses bilangan dan total dari bilangan prima. </text:span><draw:frame draw:style-name="fr3" text:anchor-type="char" svg:x="0.0008in" svg:y="0.9134in" svg:width="6.5575in" draw:z-index="7"><draw:text-box fo:min-height="1.5362in"><text:p text:style-name="P26"><text:span text:style-name="T11">for (i=2; i&lt;n; i++)</text:span></text:p><text:p text:style-name="P26"><text:span text:style-name="T11"><text:tab/>{</text:span></text:p><text:p text:style-name="P26"><text:span text:style-name="T11"><text:tab/><text:tab/>p[i].bil=i;</text:span></text:p><text:p text:style-name="P26"><text:span text:style-name="T11"><text:tab/><text:tab/>p[i].total=&amp;total;</text:span></text:p><text:p text:style-name="P26"><text:span text:style-name="T11"><text:tab/><text:tab/>pthread_create(&amp;t1[i], NULL, prima, &amp;p[i]);</text:span></text:p><text:p text:style-name="P26"><text:span text:style-name="T11"><text:tab/>}</text:span></text:p></draw:text-box></draw:frame></text:p>
      <text:p text:style-name="P11"><text:span text:style-name="T14"><text:tab/></text:span></text:p>
      <text:p text:style-name="P11"><text:soft-page-break/><text:span text:style-name="T8">- Menyinkronisasi setiap thread dengan fungsi pthread_join.</text:span><draw:frame draw:style-name="fr3" text:anchor-type="char" svg:x="0.0008in" svg:y="0.4in" svg:width="6.5665in" draw:z-index="8"><draw:text-box fo:min-height="1.5362in"><text:p text:style-name="P26"><text:span text:style-name="T11">for(i=2; i&lt;n; i++)</text:span></text:p><text:p text:style-name="P26"><text:span text:style-name="T11"><text:tab/>{</text:span></text:p><text:p text:style-name="P26"><text:span text:style-name="T11"><text:tab/><text:tab/>pthread_join(t1[i], NULL);</text:span></text:p><text:p text:style-name="P26"><text:span text:style-name="T11"><text:tab/>}</text:span></text:p></draw:text-box></draw:frame></text:p>
      <text:p text:style-name="P13"/>
      <text:p text:style-name="P11"><text:span text:style-name="T8">- Menampilkan banyak bilangan prima dengan memanggil variabel total yang sebelumnya ditunjuk oleh variabel p.total.</text:span></text:p>
      <text:p text:style-name="P5"><draw:frame draw:style-name="fr3" text:anchor-type="char" svg:x="0.0102in" svg:y="0.3882in" svg:width="6.5862in" draw:z-index="9"><draw:text-box fo:min-height="1.5362in"><text:p text:style-name="P26"><text:span text:style-name="T11">printf("%d\n", <text:s/>total);</text:span></text:p><text:p text:style-name="P26"><text:span text:style-name="T11">printf("Banyak bilangan prima: %d\n", total);</text:span></text:p></draw:text-box></draw:frame></text:p>
      <text:p text:style-name="P13"/>
      <text:p text:style-name="P5"/>
      <text:p text:style-name="P11"><text:span text:style-name="T6">Menyalin isi file</text:span></text:p>
      <text:p text:style-name="P11"><text:span text:style-name="T6"><text:s/></text:span></text:p>
      <text:p text:style-name="P11"><text:span text:style-name="T8">Menyalin isi file 1 ke file 2 dilanjutkan dengan menyalin isi file 2 ke file 3 dengan menggunakan thread. Pada dasarnya, sebelum menyalin isi file 2 ke file 3, kita harus menunggu thread 1 yang menyalin isi file 1 ke file 2 selesai menjalankan tugasnya.</text:span></text:p>
      <text:p text:style-name="P5"/>
      <text:p text:style-name="P5"/>
      <text:p text:style-name="P5"/>
      <text:p text:style-name="P5"><draw:frame draw:style-name="fr2" text:anchor-type="char" svg:x="0.0008in" svg:y="0.0492in" svg:width="6.9035in" draw:z-index="10"><draw:text-box fo:min-height="1.5362in"><text:p text:style-name="P26"><text:span text:style-name="T12">#include&lt;stdio.h&gt; </text:span></text:p><text:p text:style-name="P26"><text:span text:style-name="T12">#include&lt;pthread.h&gt;</text:span></text:p><text:p text:style-name="P26"><text:span text:style-name="T12">#include&lt;stdlib.h&gt;</text:span></text:p><text:p text:style-name="P26"><text:span text:style-name="T12">int flag=0;</text:span></text:p><text:p text:style-name="P26"><text:span text:style-name="T12">void *run1 (void *args)</text:span></text:p><text:p text:style-name="P26"><text:span text:style-name="T12">{</text:span></text:p><text:p text:style-name="P26"><text:span text:style-name="T12"><text:tab/>FILE *in, *copy;</text:span></text:p><text:p text:style-name="P26"><text:span text:style-name="T12"><text:tab/>char ch;</text:span></text:p><text:p text:style-name="P26"><text:span text:style-name="T12"><text:tab/>in=fopen("open.txt", "r");</text:span></text:p><text:p text:style-name="P26"><text:span text:style-name="T12"><text:tab/>copy=fopen("copy.txt", "w");</text:span></text:p><text:p text:style-name="P26"><text:span text:style-name="T12"><text:tab/>while ((ch=fgetc(in))!=EOF)</text:span></text:p><text:p text:style-name="P26"><text:span text:style-name="T12"><text:tab/>{</text:span></text:p><text:p text:style-name="P26"><text:span text:style-name="T12"><text:tab/><text:tab/>fputc(ch, copy);</text:span></text:p><text:p text:style-name="P26"><text:span text:style-name="T12"><text:tab/>}</text:span></text:p><text:p text:style-name="P26"><text:span text:style-name="T12"><text:tab/>fclose(in);</text:span></text:p><text:p text:style-name="P26"><text:span text:style-name="T12"><text:tab/>fclose(copy);</text:span></text:p><text:p text:style-name="P26"><text:span text:style-name="T12"><text:tab/>flag=1;</text:span></text:p><text:p text:style-name="P26"><text:span text:style-name="T12">}</text:span></text:p><text:p text:style-name="P27"/><text:p text:style-name="P26"><text:span text:style-name="T12">void *run2 (void *args)</text:span></text:p><text:p text:style-name="P26"><text:span text:style-name="T12">{</text:span></text:p><text:p text:style-name="P26"><text:span text:style-name="T12"><text:tab/>FILE *in, *out;</text:span></text:p><text:p text:style-name="P26"><text:span text:style-name="T12"><text:tab/>char ch;</text:span></text:p><text:p text:style-name="P26"><text:span text:style-name="T12"><text:tab/>while (1)</text:span></text:p><text:p text:style-name="P26"><text:span text:style-name="T12"><text:tab/>{</text:span></text:p><text:p text:style-name="P26"><text:span text:style-name="T12"><text:tab/><text:tab/>if (flag==1)break;</text:span></text:p><text:p text:style-name="P26"><text:span text:style-name="T12"><text:tab/>}</text:span></text:p><text:p text:style-name="P26"><text:span text:style-name="T12"><text:tab/>in=fopen("copy.txt", "r");</text:span></text:p><text:p text:style-name="P26"><text:span text:style-name="T12"><text:tab/>out=fopen("output.txt", "w");</text:span></text:p><text:p text:style-name="P26"><text:span text:style-name="T12"><text:tab/>while ((ch=fgetc(in))!=EOF)</text:span></text:p><text:p text:style-name="P26"><text:span text:style-name="T12"><text:tab/>{</text:span></text:p><text:p text:style-name="P26"><text:span text:style-name="T12"><text:tab/><text:tab/>fputc(ch, out);</text:span></text:p><text:p text:style-name="P26"><text:span text:style-name="T12"><text:tab/>}</text:span></text:p><text:p text:style-name="P26"><text:span text:style-name="T12"><text:tab/>fclose(in);</text:span></text:p><text:p text:style-name="P26"><text:span text:style-name="T12"><text:tab/>fclose(out);</text:span></text:p><text:p text:style-name="P26"><text:span text:style-name="T12">}</text:span></text:p><text:p text:style-name="P27"/><text:p text:style-name="P26"><text:span text:style-name="T12">int main()</text:span></text:p><text:p text:style-name="P26"><text:span text:style-name="T12">{</text:span></text:p><text:p text:style-name="P26"><text:span text:style-name="T12"><text:tab/>pthread_t t1, t2;</text:span></text:p><text:p text:style-name="P26"><text:span text:style-name="T12"><text:tab/>pthread_create(&amp;t1, NULL, run1, NULL);</text:span></text:p><text:p text:style-name="P26"><text:span text:style-name="T12"><text:tab/>pthread_create(&amp;t2, NULL, run2, NULL);</text:span></text:p><text:p text:style-name="P26"><text:span text:style-name="T12"><text:tab/>pthread_join(t1, NULL);</text:span></text:p><text:p text:style-name="P26"><text:span text:style-name="T12"><text:tab/>pthread_join(t2, NULL);</text:span></text:p><text:p text:style-name="P26"><text:span text:style-name="T12">}</text:span></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pan text:style-name="T8">Berikut langkah-langkah untuk menyalin isi file menggunakan thread.</text:span></text:p>
      <text:p text:style-name="P11"><text:span text:style-name="T8">- Dalam fungsi main, kita mendeklarasikan variabel t1 dan t2 dengan tipe data pthread_t.</text:span></text:p>
      <text:p text:style-name="P5"><draw:frame draw:style-name="fr3" text:anchor-type="char" svg:x="0.0201in" svg:y="0.3909in" svg:width="6.6339in" svg:height="0.3075in" draw:z-index="11"><draw:text-box><text:p text:style-name="Frame_20_contents"><text:span text:style-name="T11">pthread_t t1, t2;</text:span></text:p></draw:text-box></draw:frame></text:p>
      <text:p text:style-name="P13"/>
      <text:p text:style-name="P11"><text:span text:style-name="T8">- Membuat thread dengan fungsi pthread_create dengan t1, t2 dan fungsi run1 untuk menyalin isi file 1 ke file 2.</text:span></text:p>
      <text:p text:style-name="P5"/>
      <text:p text:style-name="P13"><draw:frame draw:style-name="fr3" text:anchor-type="char" svg:x="6.1445in" svg:y="0.0008in" svg:width="6.8555in" draw:z-index="12"><draw:text-box fo:min-height="1.5362in"><text:p text:style-name="P26"><text:span text:style-name="T12">void *run1 (void *args)</text:span></text:p><text:p text:style-name="P26"><text:span text:style-name="T12">{</text:span></text:p><text:p text:style-name="P26"><text:span text:style-name="T12"><text:tab/>FILE *in, *copy;</text:span></text:p><text:p text:style-name="P26"><text:span text:style-name="T12"><text:tab/>char ch;</text:span></text:p><text:p text:style-name="P26"><text:span text:style-name="T12"><text:tab/>in=fopen("open.txt", "r");</text:span></text:p><text:p text:style-name="P26"><text:span text:style-name="T12"><text:tab/>copy=fopen("copy.txt", "w");</text:span></text:p><text:p text:style-name="P26"><text:span text:style-name="T12"><text:tab/>while ((ch=fgetc(in))!=EOF)</text:span></text:p><text:p text:style-name="P26"><text:span text:style-name="T12"><text:tab/>{</text:span></text:p><text:p text:style-name="P26"><text:span text:style-name="T12"><text:tab/><text:tab/>fputc(ch, copy);</text:span></text:p><text:p text:style-name="P26"><text:span text:style-name="T12"><text:tab/>}</text:span></text:p><text:p text:style-name="P26"><text:span text:style-name="T12"><text:tab/>fclose(in);</text:span></text:p><text:p text:style-name="P26"><text:span text:style-name="T12"><text:tab/>fclose(copy);</text:span></text:p><text:p text:style-name="P26"><text:span text:style-name="T12"><text:tab/>flag=1;</text:span></text:p><text:p text:style-name="P26"><text:span text:style-name="T12">}</text:span></text:p></draw:text-box></draw:frame><text:soft-page-break/></text:p>
      <text:list xml:id="list3135977037925279356" text:style-name="WWNum1">
        <text:list-item>
          <text:p text:style-name="P12"><text:span text:style-name="T8">Dalam fungsi run1 terdapat variabel in dan copy untuk membuka file. Variabel in membuka open.txt yang berisi suatu teks. Variabel copy membuka file copy.txt untuk menulis hasil salinan dari file open.txt.</text:span></text:p>
        </text:list-item>
        <text:list-item>
          <text:p text:style-name="P12"><text:span text:style-name="T8">Untuk mengcopy isi dari file tersebut kita bisa menggunakan fungsi fgetc dan fputc dalam looping while. Fgetc berfungsi untuk mengambil setiap karakter dalam file 1. Selama karakter dalam file 1 belum habis, maka karakter tersebut diambil dan dituliskan dengan fungsi fputc ke variabel copy yang meunjuk ke file copy.txt.</text:span></text:p>
        </text:list-item>
        <text:list-item>
          <text:p text:style-name="P12"><text:span text:style-name="T8">Setelah semua karakter dalam file 1 dituliskan ke file 2, maka file 1 dan file 2 harus ditutup dengan fungsi fclose.</text:span></text:p>
        </text:list-item>
        <text:list-item>
          <text:p text:style-name="P12"><text:span text:style-name="T8">Fungsi run2 juga mengerjakan hal yang sama dengan fungsi run1. Fungsi run2 melakukan penyalinan isi dari file 2 ke file 3.</text:span><text:span text:style-name="T4"> Namun pada fungsi run2 terdapat looping yang berisi kondisi apabila variabel flag yang dideklarasikan secara global bernilai 1, maka looping dihentikan dan dilanjutkan dengan proses penyalinan karakter. Looping ini dijalankan sampai thread 1 selesai menyalin.</text:span><draw:frame draw:style-name="fr3" text:anchor-type="char" svg:x="0.1063in" svg:y="1.2075in" svg:width="6.7972in" draw:z-index="13"><draw:text-box fo:min-height="1.5362in"><text:p text:style-name="P26"><text:span text:style-name="T11">while (1)</text:span></text:p><text:p text:style-name="P26"><text:span text:style-name="T11"><text:tab/>{</text:span></text:p><text:p text:style-name="P26"><text:span text:style-name="T11"><text:tab/><text:tab/>if (flag==1)break;</text:span></text:p><text:p text:style-name="P26"><text:span text:style-name="T11"><text:tab/>}</text:span></text:p></draw:text-box></draw:frame></text:p>
        </text:list-item>
      </text:list>
      <text:p text:style-name="P6"/>
      <text:p text:style-name="P13"/>
      <text:p text:style-name="P11"><text:span text:style-name="T8">- Menyinkronkan thread 1 dan thread 2 dengan dengan fungsi pthread_join.</text:span></text:p>
      <text:p text:style-name="P5"><draw:frame draw:style-name="fr1" text:anchor-type="char" svg:x="6.0764in" svg:y="0.3874in" svg:width="6.7874in" draw:z-index="14"><draw:text-box fo:min-height="1.5362in"><text:p text:style-name="P26"><text:span text:style-name="T11">pthread_join(t1, NULL);</text:span></text:p><text:p text:style-name="P26"><text:span text:style-name="T11">pthread_join(t2, NULL);</text:span></text:p></draw:text-box></draw:frame></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OpenSymbol"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numGothic" svg:font-family="NanumGothic" style:font-family-generic="roman" style:font-pitch="variable"/>
    <style:font-face style:name="Liberation Sans" svg:font-family="'Liberation Sans'" style:font-family-generic="swiss" style:font-pitch="variable"/>
    <style:font-face style:name="NanumGothic1" svg:font-family="NanumGothic" style:font-adornments="Regular"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id" fo:country="ID" style:letter-kerning="true" style:font-name-asian="Droid Sans Fallback" style:font-size-asian="11pt" style:language-asian="ko" style:country-asian="KR" style:font-name-complex="F" style:font-size-complex="11pt" style:language-complex="ar" style:country-complex="SA"/>
    </style:default-style>
    <style:default-style style:family="paragraph">
      <style:paragraph-properties fo:margin-top="0in" fo:margin-bottom="0.111in" style:contextual-spacing="false" fo:line-height="108%" fo:hyphenation-ladder-count="no-limit" style:text-autospace="ideograph-alpha" style:punctuation-wrap="hanging" style:line-break="strict" style:tab-stop-distance="0.5in" style:writing-mode="page"/>
      <style:text-properties style:use-window-font-color="true" style:font-name="Calibri" fo:font-size="11pt" fo:language="id" fo:country="ID" style:letter-kerning="true" style:font-name-asian="Droid Sans Fallback" style:font-size-asian="11pt" style:language-asian="ko" style:country-asian="K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style:font-name-asian="Times New Roman" style:font-family-asian="'Times New Roman'"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F"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anumGothic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NanumGothic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sung laptop</meta:initial-creator>
    <meta:editing-cycles>18</meta:editing-cycles>
    <meta:creation-date>2015-11-10T11:56:00</meta:creation-date>
    <dc:date>2015-11-11T09:25:20.588679920</dc:date>
    <meta:editing-duration>PT10M47S</meta:editing-duration>
    <meta:generator>LibreOffice/4.2.8.2$Linux_x86 LibreOffice_project/420m0$Build-2</meta:generator>
    <meta:document-statistic meta:table-count="0" meta:image-count="0" meta:object-count="0" meta:page-count="9" meta:paragraph-count="238" meta:word-count="1287" meta:character-count="10195" meta:non-whitespace-character-count="826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